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inherit" svg:font-family="inherit"/>
    <style:font-face style:name="Times-Roman1" svg:font-family="Times-Roman" style:font-family-generic="roma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92e6b"/>
    </style:style>
    <style:style style:name="P2" style:family="paragraph" style:parent-style-name="Standard">
      <style:text-properties fo:color="#111111" officeooo:rsid="00092e6b"/>
    </style:style>
    <style:style style:name="P3" style:family="paragraph" style:parent-style-name="Standard">
      <style:text-properties fo:color="#21409a" officeooo:rsid="00092e6b"/>
    </style:style>
    <style:style style:name="P4" style:family="paragraph" style:parent-style-name="Standard">
      <style:text-properties style:font-name="Times-Roman1" officeooo:rsid="00092e6b"/>
    </style:style>
    <style:style style:name="P5" style:family="paragraph" style:parent-style-name="Standard">
      <style:text-properties officeooo:paragraph-rsid="0012be19"/>
    </style:style>
    <style:style style:name="P6" style:family="paragraph" style:parent-style-name="Standard">
      <style:text-properties fo:color="#a3238e" style:font-name="Times-Roman1" fo:font-size="22pt" fo:font-style="italic" officeooo:paragraph-rsid="0012be19" style:font-size-asian="22pt" style:font-style-asian="italic" style:font-size-complex="22pt" style:font-style-complex="italic"/>
    </style:style>
    <style:style style:name="T1" style:family="text">
      <style:text-properties officeooo:rsid="00092e6b"/>
    </style:style>
    <style:style style:name="T2" style:family="text">
      <style:text-properties style:font-name="Times-Roman" fo:font-size="12pt" style:font-size-asian="12pt"/>
    </style:style>
    <style:style style:name="T3" style:family="text">
      <style:text-properties style:font-name="Times-Roman" fo:font-size="12pt" officeooo:rsid="00092e6b" style:font-size-asian="12pt"/>
    </style:style>
    <style:style style:name="T4" style:family="text">
      <style:text-properties style:font-name="Times-Roman" fo:font-size="12pt" officeooo:rsid="0010cace" style:font-size-asian="12pt"/>
    </style:style>
    <style:style style:name="T5" style:family="text">
      <style:text-properties style:font-name="Times-Roman" fo:font-size="12pt" fo:font-style="italic" officeooo:rsid="0012be19" style:font-size-asian="12pt" style:font-style-asian="italic" style:font-size-complex="22pt" style:font-style-complex="italic"/>
    </style:style>
    <style:style style:name="T6" style:family="text">
      <style:text-properties style:font-name="Times-Roman" fo:font-style="italic" officeooo:rsid="0012be19" style:font-style-asian="italic" style:font-style-complex="italic"/>
    </style:style>
    <style:style style:name="T7" style:family="text">
      <style:text-properties style:font-name="Times-Roman" officeooo:rsid="00092e6b"/>
    </style:style>
    <style:style style:name="T8" style:family="text">
      <style:text-properties style:font-name="Times-Italic" fo:font-size="12pt" fo:font-style="italic" style:font-size-asian="12pt" style:font-style-asian="italic"/>
    </style:style>
    <style:style style:name="T9" style:family="text">
      <style:text-properties style:font-name="Times-Italic" fo:font-size="12pt" fo:font-style="italic" officeooo:rsid="00092e6b" style:font-size-asian="12pt" style:font-style-asian="italic"/>
    </style:style>
    <style:style style:name="T10" style:family="text">
      <style:text-properties style:font-name="Times-Italic" fo:font-style="italic" style:font-style-asian="italic"/>
    </style:style>
    <style:style style:name="T11" style:family="text">
      <style:text-properties style:font-name="Times-Italic" fo:font-style="italic" officeooo:rsid="00092e6b" style:font-style-asian="italic"/>
    </style:style>
    <style:style style:name="T12" style:family="text">
      <style:text-properties fo:color="#21409a" style:font-name="Times-Roman" fo:font-size="12pt" style:font-size-asian="12pt"/>
    </style:style>
    <style:style style:name="T13" style:family="text">
      <style:text-properties fo:color="#21409a" style:font-name="Times-Roman" fo:font-size="12pt" officeooo:rsid="000a2864" style:font-size-asian="12pt"/>
    </style:style>
    <style:style style:name="T14" style:family="text">
      <style:text-properties fo:color="#21409a" style:font-name="Times-Roman" fo:font-size="12pt" officeooo:rsid="000b5a4b" style:font-size-asian="12pt"/>
    </style:style>
    <style:style style:name="T15" style:family="text">
      <style:text-properties fo:color="#21409a" style:font-name="Times-Roman" fo:font-size="12pt" officeooo:rsid="000d61e9" style:font-size-asian="12pt"/>
    </style:style>
    <style:style style:name="T16" style:family="text">
      <style:text-properties fo:color="#21409a" style:font-name="Times-Roman" fo:font-size="12pt" officeooo:rsid="000f6b3d" style:font-size-asian="12pt"/>
    </style:style>
    <style:style style:name="T17" style:family="text">
      <style:text-properties fo:color="#21409a" style:font-name="Times-Roman" fo:font-size="12pt" officeooo:rsid="0010cace" style:font-size-asian="12pt"/>
    </style:style>
    <style:style style:name="T18" style:family="text">
      <style:text-properties fo:color="#21409a" style:font-name="Times-Roman1" fo:font-size="12pt" officeooo:rsid="000b5a4b" style:font-size-asian="12pt"/>
    </style:style>
    <style:style style:name="T19" style:family="text">
      <style:text-properties fo:color="#21409a" style:font-name="Times-Roman1" fo:font-size="12pt" officeooo:rsid="000a2864" style:font-size-asian="12pt"/>
    </style:style>
    <style:style style:name="T20" style:family="text">
      <style:text-properties fo:font-variant="normal" fo:text-transform="none" fo:color="#21409a" style:font-name="Times-Roman" fo:font-size="12pt" fo:letter-spacing="normal" fo:language="pt" fo:country="PT" fo:font-style="normal" fo:font-weight="normal" style:font-size-asian="12pt"/>
    </style:style>
    <style:style style:name="T21" style:family="text">
      <style:text-properties fo:font-variant="normal" fo:text-transform="none" fo:color="#21409a" style:font-name="Times-Roman" fo:font-size="12pt" fo:letter-spacing="normal" fo:language="pt" fo:country="PT" fo:font-style="normal" fo:font-weight="normal" officeooo:rsid="000bd62c" style:font-size-asian="12pt"/>
    </style:style>
    <style:style style:name="T22" style:family="text">
      <style:text-properties fo:font-variant="normal" fo:text-transform="none" fo:color="#21409a" style:font-name="Times-Roman" fo:font-size="12pt" fo:letter-spacing="normal" fo:language="pt" fo:country="PT" fo:font-style="normal" fo:font-weight="normal" officeooo:rsid="000c3ef5" style:font-size-asian="12pt"/>
    </style:style>
    <style:style style:name="T23" style:family="text">
      <style:text-properties fo:font-variant="normal" fo:text-transform="none" fo:color="#21409a" style:font-name="Times-Roman" fo:font-size="12pt" fo:letter-spacing="normal" fo:language="pt" fo:country="PT" fo:font-style="normal" fo:font-weight="normal" officeooo:rsid="000c9abd" style:font-size-asian="12pt"/>
    </style:style>
    <style:style style:name="T24" style:family="text">
      <style:text-properties fo:font-variant="normal" fo:text-transform="none" fo:color="#21409a" style:font-name="Times-Roman1" fo:font-size="12pt" fo:letter-spacing="normal" fo:language="pt" fo:country="PT" fo:font-style="normal" fo:font-weight="normal"/>
    </style:style>
    <style:style style:name="T25" style:family="text">
      <style:text-properties fo:font-variant="normal" fo:text-transform="none" fo:color="#21409a" style:font-name="Times-Roman1" fo:font-size="12pt" fo:letter-spacing="normal" fo:language="pt" fo:country="PT" fo:font-style="normal" fo:font-weight="normal" officeooo:rsid="000b5a4b" style:font-size-asian="12pt"/>
    </style:style>
    <style:style style:name="T26" style:family="text">
      <style:text-properties fo:font-variant="normal" fo:text-transform="none" fo:color="#21409a" style:font-name="Times-Roman1" fo:font-size="12pt" fo:letter-spacing="normal" fo:language="pt" fo:country="PT" fo:font-style="normal" fo:font-weight="normal" officeooo:rsid="000b5a4b"/>
    </style:style>
    <style:style style:name="T27" style:family="text">
      <style:text-properties fo:font-variant="normal" fo:text-transform="none" fo:color="#21409a" style:font-name="Times-Roman1" fo:font-size="12pt" fo:letter-spacing="normal" fo:font-style="normal" fo:font-weight="normal" officeooo:rsid="000d61e9" style:font-size-asian="12pt"/>
    </style:style>
    <style:style style:name="T28" style:family="text">
      <style:text-properties fo:font-variant="normal" fo:text-transform="none" fo:color="#212121" style:font-name="Times-Roman" fo:font-size="12pt" fo:letter-spacing="normal" fo:language="pt" fo:country="PT" fo:font-style="normal" fo:font-weight="normal" officeooo:rsid="000c9abd" style:font-size-asian="12pt"/>
    </style:style>
    <style:style style:name="T29" style:family="text">
      <style:text-properties style:font-name="Times-Roman1" officeooo:rsid="00092e6b"/>
    </style:style>
    <style:style style:name="T30" style:family="text">
      <style:text-properties style:font-name="Times-Roman1" fo:font-size="22pt" fo:font-style="italic" officeooo:rsid="0012be19" style:font-size-asian="19.25pt" style:font-style-asian="italic" style:font-size-complex="22pt" style:font-style-complex="italic"/>
    </style:style>
    <style:style style:name="T31" style:family="text">
      <style:text-properties style:font-name="Times-Roman1" fo:font-style="italic" officeooo:rsid="0012be19" style:font-style-asian="italic" style:font-style-complex="italic"/>
    </style:style>
    <style:style style:name="T32" style:family="text">
      <style:text-properties fo:font-size="15pt" style:font-size-asian="13.1000003814697pt" style:font-size-complex="15pt"/>
    </style:style>
    <style:style style:name="T33" style:family="text">
      <style:text-properties fo:font-size="22pt" style:font-size-asian="19.25pt" style:font-size-complex="22pt"/>
    </style:style>
    <style:style style:name="T34" style:family="text">
      <style:text-properties fo:font-size="22pt" fo:font-style="italic" officeooo:rsid="0012be19" style:font-size-asian="19.25pt" style:font-style-asian="italic" style:font-size-complex="22pt" style:font-style-complex="italic"/>
    </style:style>
    <style:style style:name="T35" style:family="text">
      <style:text-properties fo:font-style="italic" style:font-style-asian="italic"/>
    </style:style>
    <style:style style:name="T36" style:family="text">
      <style:text-properties fo:font-style="italic" officeooo:rsid="0012be19" style:font-style-asian="italic" style:font-style-complex="italic"/>
    </style:style>
    <style:style style:name="T37" style:family="text">
      <style:text-properties fo:font-style="italic" officeooo:rsid="00092e6b" style:font-style-asian="italic"/>
    </style:style>
    <style:style style:name="T38" style:family="text">
      <style:text-properties officeooo:rsid="0012be19"/>
    </style:style>
    <style:style style:name="T39" style:family="text">
      <style:text-properties fo:color="#a3238e" style:font-name="Times-Roman1" fo:font-size="22pt" fo:font-style="italic" officeooo:rsid="0012be19" style:font-size-asian="19.25pt" style:font-style-asian="italic" style:font-size-complex="22pt"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uiza Ávila</text:p>
      <text:p text:style-name="P5"><text:span text:style-name="T29"><text:tab/></text:span><text:span text:style-name="T39">Prática Investigativa sobre o artigo: </text:span></text:p>
      <text:p text:style-name="P6"><text:span text:style-name="T38">“</text:span>Multicast Tree Construction <text:span text:style-name="T1">and Flooding in Wireless Ad Hoc Networks”.</text:span></text:p>
      <text:p text:style-name="P1"/>
      <text:p text:style-name="P1"><text:span text:style-name="T2">1. Defina redes ad hoc.</text:span></text:p>
      <text:p text:style-name="Standard"><text:span text:style-name="T3"><text:tab/></text:span><text:span text:style-name="T13">Uma rede ad hoc consiste em </text:span><text:span text:style-name="T14">redes</text:span><text:span text:style-name="T13"> </text:span><text:span text:style-name="T14">sem fio, em que cada dispositivo </text:span><text:span text:style-name="T13">assume pap</text:span><text:span text:style-name="T14">el</text:span><text:span text:style-name="T13"> de roteador, </text:span><text:span text:style-name="T14">ajudando a transmissão de dados originada de intermediários. </text:span><text:span text:style-name="T18">Desse modo</text:span><text:span text:style-name="T19"> </text:span><text:span text:style-name="T18">é possível fazer uma </text:span><text:bookmark text:name="tw-target-text"/><text:span text:style-name="T25">rede temporária sem o auxílio de </text:span><text:span text:style-name="T24">infraestrutura ou administração centralizada, </text:span><text:span text:style-name="T26">com roteadores e pontos de acesso determinados</text:span><text:span text:style-name="T24">.</text:span></text:p>
      <text:p text:style-name="P1"><text:span text:style-name="T2">2. Quais são os desafios enfrentados pelo roteamento em redes ad hoc?</text:span></text:p>
      <text:p text:style-name="Standard"><text:span text:style-name="T3"><text:tab/></text:span><text:bookmark text:name="tw-target-text1"/><text:span text:style-name="T20">Um problema iminente em redes ad hoc é o roteamento de rede </text:span><text:span text:style-name="T21">que </text:span><text:span text:style-name="T20">deve ser flexível e eficiente. </text:span><text:span text:style-name="T22">A necessidade de uma flexibilização leva a falta de uma estruturação fixa, então mudanças nos dispositivos (sair ou entrar na rede, mudam de lugar) quebram conexões e precisam ser restabelecidas frequentemente. </text:span><text:span text:style-name="T23">Além disso, c</text:span><text:span text:style-name="T22">om</text:span><text:span text:style-name="T23">o</text:span><text:span text:style-name="T22"> a topologia da rede muda </text:span><text:span text:style-name="T23">constantemente</text:span><text:span text:style-name="T22">, rotea</text:span><text:span text:style-name="T23">r</text:span><text:span text:style-name="T22"> dados evit</text:span><text:span text:style-name="T23">ando</text:span><text:span text:style-name="T22"> redundância </text:span><text:span text:style-name="T23">sem</text:span><text:span text:style-name="T22"> possu</text:span><text:span text:style-name="T23">ir</text:span><text:span text:style-name="T22"> muito overhead se torna um problema </text:span><text:span text:style-name="T23">de difícil resolução.</text:span><text:span text:style-name="T28"> </text:span><text:span text:style-name="T3">3. Qual é a motivação deste artigo?</text:span></text:p>
      <text:p text:style-name="Standard"><text:span text:style-name="T3"><text:tab/></text:span><text:span text:style-name="T15">Por meio deste artigo os autores se propuseram resolver de forma mais eficaz o problema np-completa de construção de uma árvore de transmissão ótima. Para isso </text:span><text:span text:style-name="T27">propuseram dois novos algoritmos de inundação (self pruning e dominant pruning) que se provaram mais eficientes pois reduzem o número de transmissões redundantes usando informações da topologia da rede. </text:span></text:p>
      <text:p text:style-name="P1"><text:span text:style-name="T2">4. Como as redes ad hoc são modeladas como grafos?</text:span></text:p>
      <text:p text:style-name="P1"><text:span text:style-name="T2"><text:tab/></text:span><text:span text:style-name="T12">Cada dispositivo da rede é um vértice, e se é possível transmitir dados diretamente entre dois dispositivos, há uma aresta entre eles. Apesar de haver possibilidade de existência de arestas unidirecionais (por exemplo se um dispositivo tem maior capacidade de transmissão do que outro), tratamentos para isso podem ser feitos pelo protocolo da rede, de forma que todas as arestas são tratadas como bidirecionais.</text:span></text:p>
      <text:p text:style-name="P1"><text:span text:style-name="T2">5. Defina o problema MCDS (</text:span><text:span text:style-name="T8">Minimum Connected Dominating Set</text:span><text:span text:style-name="T2">).</text:span></text:p>
      <text:p text:style-name="P1"><text:span text:style-name="T2"><text:tab/></text:span><text:span text:style-name="T12">O problema MCDS consiste em encontrar o </text:span><text:span text:style-name="T16">mínimo subconjunto S conectado</text:span><text:span text:style-name="T12">, onde cada vértice do grafo desde </text:span><text:span text:style-name="T16">sub</text:span><text:span text:style-name="T12">conjunto </text:span><text:span text:style-name="T16">esteja conectado</text:span><text:span text:style-name="T12"> a pelo menos 1 vértice do </text:span><text:span text:style-name="T16">grafo fora do subconjunto</text:span><text:span text:style-name="T12">. Caso uma transmissão comece em um vértice pertencente ao conjunto MCDS com N elementos, para chegar a todos os vértices, ela encaminhará o pacote N vezes, caso contrário, encaminhará N + 1 vezes </text:span><text:span text:style-name="T16">(uma vez a mais mandando para um vértice que pertence ao MCDS)</text:span><text:span text:style-name="T12">.</text:span></text:p>
      <text:p text:style-name="P2"><text:span text:style-name="T2">6. Explique o funcionamento das duas heurísticas para inundação (flooding) propostas.</text:span></text:p>
      <text:p text:style-name="P2"><text:span text:style-name="T2"><text:tab/></text:span><text:span text:style-name="T4">S</text:span><text:span text:style-name="T12">elf pruning: consiste na troca de listas entre os vértices, contendo os adjacentes a ele. </text:span><text:span text:style-name="T17">Isso</text:span><text:span text:style-name="T12"> </text:span><text:span text:style-name="T17">faz</text:span><text:span text:style-name="T12"> com que a próxima transmissão retire os vértices que estão presentes em ambas as listas, o próprio vértice e o anterior. Ou seja, o pacote será encaminhado apenas para quem está presente nas listas e não o recebeu ainda.</text:span></text:p>
      <text:p text:style-name="P3"><text:span text:style-name="T2"><text:tab/></text:span><text:span text:style-name="T4">D</text:span><text:span text:style-name="T2">ominant pruning: consiste em estender a self pruning para 2 vértices além do atual. </text:span><text:span text:style-name="T4">Além disso, o</text:span><text:span text:style-name="T2"> dominant pruning </text:span><text:span text:style-name="T4">possui</text:span><text:span text:style-name="T2"> a definição de rota, </text:span><text:span text:style-name="T4">diferentemente d</text:span><text:span text:style-name="T2">a self pruning </text:span><text:span text:style-name="T4">em que </text:span><text:span text:style-name="T2">o vértice decide se encaminhará o pacote ou não. </text:span><text:span text:style-name="T4">Por fim, n</text:span><text:span text:style-name="T2">a dominant pruning existe a seleção de vértices adjacentes que devem encaminhar o pacote para completar a transmissão.</text:span></text:p>
      <text:p text:style-name="P1"><text:span text:style-name="T2">7. Escreva sucintamente as contribuições deste artigo.</text:span></text:p>
      <text:p text:style-name="P1"><text:span text:style-name="T2"><text:tab/></text:span><text:span text:style-name="T12">O artigo teve como principais contribuições exemplificar e evidenciar a importância do uso de algoritmos em grafos para gerenciamento de problemas e elaboração de soluções no âmbito de redes conectadas buscando algoritmos que se aproximam do melhor caso de Berma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inherit" svg:font-family="inherit"/>
    <style:font-face style:name="Times-Roman1" svg:font-family="Times-Roman" style:font-family-generic="roma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7T21:27:06.130000000</meta:creation-date>
    <dc:date>2018-10-17T23:20:28.512000000</dc:date>
    <meta:editing-duration>PT26S</meta:editing-duration>
    <meta:editing-cycles>1</meta:editing-cycles>
    <meta:document-statistic meta:table-count="0" meta:image-count="0" meta:object-count="0" meta:page-count="1" meta:paragraph-count="17" meta:word-count="548" meta:character-count="3449" meta:non-whitespace-character-count="2907"/>
    <meta:generator>LibreOffice/5.4.0.3$Windows_x86 LibreOffice_project/7556cbc6811c9d992f4064ab9287069087d7f62c</meta:generator>
  </office:meta>
</office:document-meta>
</file>